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Google DialogFlow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Olivier D'Ancona</meta:initial-creator>
    <meta:creation-date>2022-05-30T17:06:56.869268687</meta:creation-date>
    <dc:date>2022-05-30T17:07:26.460078236</dc:date>
    <dc:creator>Olivier D'Ancona</dc:creator>
    <meta:editing-duration>PT30S</meta:editing-duration>
    <meta:editing-cycles>1</meta:editing-cycles>
    <meta:document-statistic meta:object-count="25"/>
    <meta:generator>LibreOffice/7.3.2.2$Linux_X86_64 LibreOffice_project/49f2b1bff42cfccbd8f788c8dc32c1c309559be0</meta:generator>
  </office:meta>
</office:document-meta>
</file>